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ff3333" draw:opacity="52%" draw:textarea-horizontal-align="justify" draw:textarea-vertical-align="top" draw:auto-grow-height="false" fo:min-height="16.75cm" fo:min-width="11.7cm"/>
    </style:style>
    <style:style style:name="gr2" style:family="graphic" style:parent-style-name="standard">
      <style:graphic-properties svg:stroke-opacity="0%" draw:fill-color="#00cc33" draw:opacity="52%" draw:textarea-horizontal-align="justify" draw:textarea-vertical-align="top" draw:auto-grow-height="false" fo:min-height="16.75cm" fo:min-width="8cm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textarea-horizontal-align="justify" draw:textarea-vertical-align="middle" draw:auto-grow-height="false" fo:min-height="0.15cm" fo:min-width="1.5cm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9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0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="" draw:marker-start-width="0.322cm" draw:marker-end="Arrow" draw:marker-end-width="0.322cm" draw:fill="none" draw:textarea-vertical-align="middle" fo:padding-top="0.166cm" fo:padding-bottom="0.166cm" fo:padding-left="0.291cm" fo:padding-right="0.291cm"/>
    </style:style>
    <style:style style:name="gr12" style:family="graphic" style:parent-style-name="objectwithoutfill">
      <style:graphic-properties svg:stroke-width="0.081cm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color="#ffffff" draw:marker-start="Arrow" draw:opacity="0%" draw:textarea-horizontal-align="justify" draw:textarea-vertical-align="middle" draw:auto-grow-height="false" fo:min-height="0.75cm" fo:min-width="1.5cm"/>
    </style:style>
    <style:style style:name="gr15" style:family="graphic" style:parent-style-name="standard">
      <style:graphic-properties svg:stroke-color="#ffffff" draw:marker-start="Arrow" svg:stroke-opacity="0%" draw:opacity="0%" draw:textarea-horizontal-align="justify" draw:textarea-vertical-align="middle" draw:auto-grow-height="false" fo:min-height="0.75cm" fo:min-width="0.4cm"/>
    </style:style>
    <style:style style:name="gr16" style:family="graphic" style:parent-style-name="standard">
      <style:graphic-properties svg:stroke-color="#000000" svg:stroke-opacity="0%" draw:fill-color="#000000" draw:textarea-horizontal-align="justify" draw:textarea-vertical-align="middle" draw:auto-grow-height="false" fo:min-height="0.034cm" fo:min-width="0cm"/>
    </style:style>
    <style:style style:name="gr17" style:family="graphic" style:parent-style-name="standard">
      <style:graphic-properties svg:stroke-color="#ffffff" draw:marker-start="Arrow" svg:stroke-opacity="0%" draw:opacity="0%" draw:textarea-horizontal-align="justify" draw:textarea-vertical-align="middle" draw:auto-grow-height="false" fo:min-height="0.75cm" fo:min-width="1.5cm"/>
    </style:style>
    <style:style style:name="P1" style:family="paragraph">
      <style:paragraph-properties fo:text-align="center"/>
    </style:style>
    <style:style style:name="P2" style:family="paragraph">
      <loext:graphic-properties draw:fill-color="#ff3333" draw:opacity="52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00cc33" draw:opacity="52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opacity="0%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-33% 58%" fo:font-size="16pt" style:font-size-asian="16pt" style:font-size-complex="16pt"/>
    </style:style>
    <style:style style:name="T4" style:family="text">
      <style:text-properties style:text-position="0% 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2cm" svg:height="17cm" svg:x="16.5cm" svg:y="3cm">
          <text:p text:style-name="P1"><text:span text:style-name="T1">Output St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5cm" svg:height="17cm" svg:x="8cm" svg:y="3cm">
          <text:p text:style-name="P1"><text:span text:style-name="T1">Gain Stag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cm" svg:height="2cm" svg:x="3cm" svg:y="14cm">
          <text:p text:style-name="P1">+</text:p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cm" svg:height="0.4cm" svg:x="5cm" svg:y="11.8cm">
          <text:p text:style-name="P1"><text:span text:style-name="T2">R</text:span><text:span text:style-name="T3">s</text:span><text:span text:style-name="T2"> = 100Ω</text:span></text:p>
          <text:p text:style-name="P1"><text:s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4cm" svg:y1="14cm" svg:x2="5cm" svg:y2="12cm" draw:start-shape="id1" draw:start-glue-point="4" draw:end-shape="id2" draw:end-glue-point="3" svg:d="M4000 14000v-2000h1000" svg:viewBox="0 0 1001 2001">
          <text:p/>
        </draw:connector>
        <draw:line draw:style-name="gr6" draw:text-style-name="P4" xml:id="id3" draw:id="id3" draw:layer="layout" svg:x1="9cm" svg:y1="11cm" svg:x2="9cm" svg:y2="13cm">
          <text:p text:style-name="P1"/>
        </draw:line>
        <draw:line draw:style-name="gr7" draw:text-style-name="P4" xml:id="id4" draw:id="id4" draw:layer="layout" svg:x1="9.5cm" svg:y1="11cm" svg:x2="9.5cm" svg:y2="13cm">
          <text:p/>
        </draw:line>
        <draw:connector draw:style-name="gr5" draw:text-style-name="P1" draw:layer="layout" svg:x1="7cm" svg:y1="12cm" svg:x2="9cm" svg:y2="12cm" draw:start-shape="id2" draw:start-glue-point="1" draw:end-shape="id3" draw:end-glue-point="1" svg:d="M7000 12000h2000" svg:viewBox="0 0 2001 1">
          <text:p/>
        </draw:connector>
        <draw:custom-shape draw:style-name="gr8" draw:text-style-name="P1" xml:id="id5" draw:id="id5" draw:layer="layout" svg:width="0.4cm" svg:height="2cm" svg:x="10.8cm" svg:y="6.6cm">
          <text:p text:style-name="P1"><text:span text:style-name="T2">R</text:span><text:span text:style-name="T3">B1</text:span><text:span text:style-name="T2"> <text:s text:c="8"/></text:span></text:p>
          <text:p text:style-name="P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8" draw:id="id8" draw:layer="layout" svg:width="0.4cm" svg:height="2cm" svg:x="12.8cm" svg:y="6.6cm">
          <text:p text:style-name="P1"><text:span text:style-name="T2">R</text:span><text:span text:style-name="T3">C1</text:span><text:span text:style-name="T2"> <text:s text:c="8"/></text:span></text:p>
          <text:p text:style-name="P1"><text:s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2.252cm" svg:x1="9.5cm" svg:y1="12cm" svg:x2="11cm" svg:y2="8.6cm" draw:start-shape="id4" draw:start-glue-point="1" draw:end-shape="id5" draw:end-glue-point="2" svg:d="M9500 12000h1500v-3400" svg:viewBox="0 0 1501 3401">
          <text:p/>
        </draw:connector>
        <draw:line draw:style-name="gr7" draw:text-style-name="P4" xml:id="id6" draw:id="id6" draw:layer="layout" svg:x1="12cm" svg:y1="11cm" svg:x2="12cm" svg:y2="13cm">
          <text:p/>
        </draw:line>
        <draw:connector draw:style-name="gr5" draw:text-style-name="P1" draw:layer="layout" svg:x1="9.5cm" svg:y1="12cm" svg:x2="12cm" svg:y2="12cm" draw:start-shape="id4" draw:start-glue-point="1" draw:end-shape="id6" draw:end-glue-point="1" svg:d="M9500 12000h2500" svg:viewBox="0 0 2501 1">
          <text:p/>
        </draw:connector>
        <draw:custom-shape draw:style-name="gr8" draw:text-style-name="P1" xml:id="id7" draw:id="id7" draw:layer="layout" svg:width="0.4cm" svg:height="2cm" svg:x="10.8cm" svg:y="14cm">
          <text:p text:style-name="P1"><text:span text:style-name="T2">R</text:span><text:span text:style-name="T3">B2</text:span><text:span text:style-name="T2"> <text:s text:c="8"/></text:span></text:p>
          <text:p text:style-name="P1"><text:s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1cm" svg:y1="8.6cm" svg:x2="11cm" svg:y2="14cm" draw:start-shape="id5" draw:start-glue-point="2" draw:end-shape="id7" draw:end-glue-point="0" svg:d="M11000 8600v5400" svg:viewBox="0 0 1 5401">
          <text:p/>
        </draw:connector>
        <draw:line draw:style-name="gr7" draw:text-style-name="P4" xml:id="id9" draw:id="id9" draw:layer="layout" svg:x1="12cm" svg:y1="11.5cm" svg:x2="12cm" svg:y2="12.5cm">
          <text:p/>
        </draw:line>
        <draw:connector draw:style-name="gr9" draw:text-style-name="P4" draw:layer="layout" draw:type="lines" draw:line-skew="1.299cm -0.606cm" svg:x1="13cm" svg:y1="8.6cm" svg:x2="12cm" svg:y2="11.5cm" draw:start-shape="id8" draw:start-glue-point="2" draw:end-shape="id9" svg:d="M13000 8600v1800l-1000 1100" svg:viewBox="0 0 1001 2901">
          <text:p/>
        </draw:connector>
        <draw:custom-shape draw:style-name="gr8" draw:text-style-name="P1" xml:id="id11" draw:id="id11" draw:layer="layout" svg:width="0.4cm" svg:height="2cm" svg:x="12.8cm" svg:y="14cm">
          <text:p text:style-name="P1"><text:span text:style-name="T2">R</text:span><text:span text:style-name="T3">E1</text:span><text:span text:style-name="T2"> <text:s text:c="8"/></text:span></text:p>
          <text:p text:style-name="P1"><text:s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xml:id="id10" draw:id="id10" draw:layer="layout" draw:type="line" svg:x1="12cm" svg:y1="12.5cm" svg:x2="13cm" svg:y2="13.476cm" draw:start-shape="id9" draw:start-glue-point="2" svg:d="M12000 12500l1000 976" svg:viewBox="0 0 1001 977">
          <text:p/>
        </draw:connector>
        <draw:line draw:style-name="gr6" draw:text-style-name="P4" xml:id="id19" draw:id="id19" draw:layer="layout" svg:x1="14cm" svg:y1="15.2cm" svg:x2="16cm" svg:y2="15.2cm">
          <text:p/>
        </draw:line>
        <draw:line draw:style-name="gr7" draw:text-style-name="P4" xml:id="id12" draw:id="id12" draw:layer="layout" svg:x1="14cm" svg:y1="14.7cm" svg:x2="16cm" svg:y2="14.7cm">
          <text:p/>
        </draw:line>
        <draw:connector draw:style-name="gr5" draw:text-style-name="P1" draw:layer="layout" svg:x1="13cm" svg:y1="13.476cm" svg:x2="13cm" svg:y2="14cm" draw:start-shape="id10" draw:start-glue-point="3" draw:end-shape="id11" draw:end-glue-point="0" svg:d="M13000 13476v524" svg:viewBox="0 0 1 525">
          <text:p/>
        </draw:connector>
        <draw:connector draw:style-name="gr5" draw:text-style-name="P1" draw:layer="layout" draw:line-skew="-0.535cm" svg:x1="13cm" svg:y1="13.476cm" svg:x2="15cm" svg:y2="14.7cm" draw:start-shape="id10" draw:start-glue-point="3" draw:end-shape="id12" draw:end-glue-point="0" svg:d="M13000 13476v24h2000v1200" svg:viewBox="0 0 2001 1225">
          <text:p/>
        </draw:connector>
        <draw:line draw:style-name="gr7" draw:text-style-name="P4" draw:layer="layout" svg:x1="17cm" svg:y1="9.5cm" svg:x2="17cm" svg:y2="11.5cm">
          <text:p/>
        </draw:line>
        <draw:line draw:style-name="gr7" draw:text-style-name="P4" xml:id="id14" draw:id="id14" draw:layer="layout" svg:x1="17cm" svg:y1="10cm" svg:x2="17cm" svg:y2="11cm">
          <text:p/>
        </draw:line>
        <draw:connector draw:style-name="gr11" draw:text-style-name="P4" draw:layer="layout" draw:type="lines" draw:line-skew="0cm -0.606cm" svg:x1="18cm" svg:y1="8.5cm" svg:x2="17cm" svg:y2="10cm" draw:start-shape="id13" draw:start-glue-point="2" draw:end-shape="id14" svg:d="M18000 8500v501l-1000 999" svg:viewBox="0 0 1001 1501">
          <text:p/>
        </draw:connector>
        <draw:connector draw:style-name="gr12" draw:text-style-name="P4" xml:id="id20" draw:id="id20" draw:layer="layout" draw:type="line" svg:x1="17cm" svg:y1="11cm" svg:x2="18cm" svg:y2="11.976cm" draw:start-shape="id14" draw:start-glue-point="2" svg:d="M17000 11000l1000 976" svg:viewBox="0 0 1001 977">
          <text:p/>
        </draw:connector>
        <draw:connector draw:style-name="gr5" draw:text-style-name="P1" draw:layer="layout" svg:x1="17cm" svg:y1="10.5cm" svg:x2="12.982cm" svg:y2="10.495cm" draw:start-shape="id14" draw:start-glue-point="1" svg:d="M17000 10500h-2312v-5h-1706" svg:viewBox="0 0 4019 6">
          <text:p/>
        </draw:connector>
        <draw:custom-shape draw:style-name="gr8" draw:text-style-name="P1" xml:id="id13" draw:id="id13" draw:layer="layout" svg:width="0.4cm" svg:height="2cm" svg:x="17.8cm" svg:y="6.5cm">
          <text:p text:style-name="P1"><text:span text:style-name="T2">R</text:span><text:span text:style-name="T3">E2</text:span><text:span text:style-name="T2"> <text:s text:c="8"/></text:span></text:p>
          <text:p text:style-name="P1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xml:id="id15" draw:id="id15" draw:layer="layout" svg:x1="20.1cm" svg:y1="8cm" svg:x2="20.1cm" svg:y2="10cm">
          <text:p/>
        </draw:line>
        <draw:line draw:style-name="gr7" draw:text-style-name="P4" xml:id="id16" draw:id="id16" draw:layer="layout" svg:x1="20.6cm" svg:y1="8cm" svg:x2="20.6cm" svg:y2="10cm">
          <text:p/>
        </draw:line>
        <draw:connector draw:style-name="gr12" draw:text-style-name="P4" draw:layer="layout" draw:type="line" svg:x1="17.956cm" svg:y1="9.014cm" svg:x2="20.1cm" svg:y2="9cm" draw:end-shape="id15" draw:end-glue-point="1" svg:d="M17956 9014l2144-14" svg:viewBox="0 0 2145 15">
          <text:p/>
        </draw:connector>
        <draw:custom-shape draw:style-name="gr8" draw:text-style-name="P1" xml:id="id17" draw:id="id17" draw:layer="layout" svg:width="0.4cm" svg:height="2cm" svg:x="21.8cm" svg:y="14cm">
          <text:p text:style-name="P1"><text:span text:style-name="T2">R</text:span><text:span text:style-name="T3">L</text:span><text:span text:style-name="T4"> = <text:s text:c="11"/></text:span></text:p>
          <text:p text:style-name="P1"><text:span text:style-name="T2">8Ω</text:span><text:span text:style-name="T2"> <text:s text:c="8"/></text:span></text:p>
          <text:p text:style-name="P1"><text:s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-3.053cm" svg:x1="20.6cm" svg:y1="9cm" svg:x2="22cm" svg:y2="14cm" draw:start-shape="id16" draw:start-glue-point="1" draw:end-shape="id17" draw:end-glue-point="0" svg:d="M20600 9000h1400v5000" svg:viewBox="0 0 1401 5001">
          <text:p/>
        </draw:connector>
        <draw:custom-shape draw:style-name="gr3" draw:text-style-name="P1" xml:id="id18" draw:id="id18" draw:layer="layout" svg:width="2cm" svg:height="2cm" svg:x="24cm" svg:y="12cm">
          <text:p text:style-name="P1">+</text:p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line-skew="-0.099cm" svg:x1="11cm" svg:y1="6.6cm" svg:x2="25cm" svg:y2="12cm" draw:start-shape="id5" draw:start-glue-point="0" draw:end-shape="id18" draw:end-glue-point="4" svg:d="M11000 6600v-600h14000v6000" svg:viewBox="0 0 14001 6001">
          <text:p/>
        </draw:connector>
        <draw:connector draw:style-name="gr5" draw:text-style-name="P1" draw:layer="layout" svg:x1="13cm" svg:y1="6.6cm" svg:x2="18cm" svg:y2="6.5cm" draw:start-shape="id8" draw:start-glue-point="0" draw:end-shape="id13" draw:end-glue-point="0" svg:d="M13000 6600v-601h5000v501" svg:viewBox="0 0 5001 602">
          <text:p/>
        </draw:connector>
        <draw:connector draw:style-name="gr5" draw:text-style-name="P1" draw:layer="layout" draw:line-skew="0.498cm" svg:x1="4cm" svg:y1="16cm" svg:x2="25cm" svg:y2="14cm" draw:start-shape="id1" draw:start-glue-point="8" draw:end-shape="id18" svg:d="M4000 16000v1000h21000v-3000" svg:viewBox="0 0 21001 3001">
          <text:p/>
        </draw:connector>
        <draw:connector draw:style-name="gr5" draw:text-style-name="P1" draw:layer="layout" draw:line-skew="0.499cm" svg:x1="11cm" svg:y1="16cm" svg:x2="13cm" svg:y2="16cm" draw:start-shape="id7" draw:start-glue-point="2" draw:end-shape="id11" draw:end-glue-point="2" svg:d="M11000 16000v1000h2000v-1000" svg:viewBox="0 0 2001 1001">
          <text:p/>
        </draw:connector>
        <draw:connector draw:style-name="gr5" draw:text-style-name="P1" draw:layer="layout" draw:line-skew="0.499cm" svg:x1="15cm" svg:y1="15.2cm" svg:x2="22cm" svg:y2="16cm" draw:start-shape="id19" draw:start-glue-point="0" draw:end-shape="id17" draw:end-glue-point="2" svg:d="M15000 15200v1800h7000v-1000" svg:viewBox="0 0 7001 1801">
          <text:p/>
        </draw:connector>
        <draw:connector draw:style-name="gr5" draw:text-style-name="P1" draw:layer="layout" svg:x1="18cm" svg:y1="11.976cm" svg:x2="17.992cm" svg:y2="17.013cm" draw:start-shape="id20" draw:start-glue-point="3" svg:d="M18000 11976v2789h-8v2248" svg:viewBox="0 0 9 5038">
          <text:p/>
        </draw:connector>
        <draw:line draw:style-name="gr13" draw:text-style-name="P4" draw:layer="layout" svg:x1="10.5cm" svg:y1="17.2cm" svg:x2="11.5cm" svg:y2="17.2cm">
          <text:p/>
        </draw:line>
        <draw:line draw:style-name="gr13" draw:text-style-name="P4" draw:layer="layout" svg:x1="10.6cm" svg:y1="17.4cm" svg:x2="11.4cm" svg:y2="17.4cm">
          <text:p/>
        </draw:line>
        <draw:line draw:style-name="gr13" draw:text-style-name="P4" draw:layer="layout" svg:x1="10.7cm" svg:y1="17.6cm" svg:x2="11.3cm" svg:y2="17.6cm">
          <text:p/>
        </draw:line>
        <draw:line draw:style-name="gr13" draw:text-style-name="P4" draw:layer="layout" svg:x1="11cm" svg:y1="17.6cm" svg:x2="11cm" svg:y2="16cm">
          <text:p/>
        </draw:line>
        <draw:custom-shape draw:style-name="gr14" draw:text-style-name="P5" draw:layer="layout" svg:width="2cm" svg:height="1cm" svg:x="5.3cm" svg:y="14.5cm">
          <text:p text:style-name="P1">Audio IN</text:p>
          <text:p text:style-name="P1">10 mv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9cm" svg:height="1cm" svg:x="8.1cm" svg:y="13cm">
          <text:p text:style-name="P6"><text:span text:style-name="T2">C</text:span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9cm" svg:height="1cm" svg:x="20.9cm" svg:y="7.6cm">
          <text:p text:style-name="P6"><text:span text:style-name="T2">C</text:span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0.9cm" svg:height="1cm" svg:x="15.1cm" svg:y="13.5cm">
          <text:p text:style-name="P6"><text:span text:style-name="T2">C</text:span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4cm" svg:height="0.4cm" svg:x="17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4cm" svg:height="0.4cm" svg:x="24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4cm" svg:height="0.4cm" svg:x="21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4cm" svg:height="0.4cm" svg:x="12.8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4cm" svg:height="0.4cm" svg:x="12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4cm" svg:height="0.4cm" svg:x="10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4cm" svg:height="0.4cm" svg:x="3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4cm" svg:height="0.4cm" svg:x="7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9cm" svg:height="1cm" svg:x="2.9cm" svg:y="11.9cm">
          <text:p text:style-name="P6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9cm" svg:height="1cm" svg:x="7.6cm" svg:y="10.9cm">
          <text:p text:style-name="P6"><text:span text:style-name="T2">in2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9cm" svg:height="1cm" svg:x="9.9cm" svg:y="11.1cm">
          <text:p text:style-name="P6"><text:span text:style-name="T2">base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9cm" svg:height="1cm" svg:x="13.1cm" svg:y="9.6cm">
          <text:p text:style-name="P6"><text:span text:style-name="T2">coll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9cm" svg:height="1cm" svg:x="13.1cm" svg:y="12.5cm">
          <text:p text:style-name="P6"><text:span text:style-name="T2">emit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9cm" svg:height="1cm" svg:x="18.4cm" svg:y="8.9cm">
          <text:p text:style-name="P6"><text:span text:style-name="T2">emit2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9cm" svg:height="1cm" svg:x="22cm" svg:y="8cm">
          <text:p text:style-name="P6"><text:span text:style-name="T2">out2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9cm" svg:height="1cm" svg:x="25cm" svg:y="5cm">
          <text:p text:style-name="P6"><text:span text:style-name="T2">Vcc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cm" svg:height="1cm" svg:x="26.4cm" svg:y="12.3cm">
          <text:p text:style-name="P1">Vcc</text:p>
          <text:p text:style-name="P1">= 12V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3T14:35:58.712448861</meta:creation-date>
    <dc:date>2021-05-23T16:15:23.067197412</dc:date>
    <meta:editing-duration>PT12M24S</meta:editing-duration>
    <meta:editing-cycles>2</meta:editing-cycles>
    <meta:generator>LibreOffice/5.1.6.2$Linux_x86 LibreOffice_project/10m0$Build-2</meta:generator>
    <meta:document-statistic meta:object-count="66"/>
  </office:meta>
</office:document-meta>
</file>